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5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8.636cm" svg:height="1.143cm" svg:x="5.953cm" svg:y="2.397cm">
          <text:p text:style-name="P1"><text:span text:style-name="T1">Step 1</text:span><text:span text:style-name="T2">: Randomly selecting </text:span><text:span text:style-name="T1">k</text:span><text:span text:style-name="T2"> user models as</text:span></text:p>
          <text:p text:style-name="P1"><text:span text:style-name="T1">k</text:span><text:span text:style-name="T2"> medoids, each medoid represents a cluster</text:span></text:p>
        </draw:rect>
        <draw:rect draw:style-name="gr1" draw:text-style-name="P2" xml:id="id2" draw:id="id2" draw:layer="layout" svg:width="8.636cm" svg:height="1.143cm" svg:x="5.953cm" svg:y="4.398cm">
          <text:p text:style-name="P1"><text:span text:style-name="T1">Step 2</text:span><text:span text:style-name="T2">: Assigning user models into clusters</text:span></text:p>
          <text:p text:style-name="P1"><text:span text:style-name="T2">according to similarity measure</text:span></text:p>
        </draw:rect>
        <draw:connector draw:style-name="gr2" draw:text-style-name="P3" draw:layer="layout" draw:type="line" svg:x1="10.271cm" svg:y1="3.54cm" svg:x2="10.271cm" svg:y2="4.398cm" draw:start-shape="id1" draw:start-glue-point="2" draw:end-shape="id2" draw:end-glue-point="0" svg:d="M10271 3540v858">
          <text:p/>
        </draw:connector>
        <draw:rect draw:style-name="gr1" draw:text-style-name="P2" xml:id="id3" draw:id="id3" draw:layer="layout" svg:width="8.636cm" svg:height="1.143cm" svg:x="5.953cm" svg:y="6.399cm">
          <text:p text:style-name="P1"><text:span text:style-name="T1">Step 3</text:span><text:span text:style-name="T2">: Re-calculating </text:span><text:span text:style-name="T1">k</text:span><text:span text:style-name="T2"> medoids according to</text:span></text:p>
          <text:p text:style-name="P1"><text:span text:style-name="T2">similarity measure</text:span></text:p>
        </draw:rect>
        <draw:connector draw:style-name="gr2" draw:text-style-name="P3" draw:layer="layout" draw:type="line" svg:x1="10.271cm" svg:y1="5.541cm" svg:x2="10.271cm" svg:y2="6.399cm" draw:start-shape="id2" draw:start-glue-point="2" draw:end-shape="id3" draw:end-glue-point="0" svg:d="M10271 5541v858">
          <text:p/>
        </draw:connector>
        <draw:custom-shape draw:style-name="gr3" draw:text-style-name="P4" xml:id="id4" draw:id="id4" draw:layer="layout" svg:width="8.636cm" svg:height="1.905cm" svg:x="5.953cm" svg:y="8.412cm">
          <text:p text:style-name="P4"><text:span text:style-name="T2">Terminated criterion</text:span></text:p>
          <text:p text:style-name="P4"><text:span text:style-name="T2">is satisfi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0.271cm" svg:y1="7.542cm" svg:x2="10.271cm" svg:y2="8.412cm" draw:start-shape="id3" draw:start-glue-point="2" draw:end-shape="id4" draw:end-glue-point="4" svg:d="M10271 7542v870">
          <text:p/>
        </draw:connector>
        <draw:custom-shape draw:style-name="gr3" draw:text-style-name="P4" xml:id="id5" draw:id="id5" draw:layer="layout" svg:width="2.467cm" svg:height="0.889cm" svg:x="9.052cm" svg:y="11.533cm">
          <text:p text:style-name="P4"><text:span text:style-name="T2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71cm" svg:y1="10.317cm" svg:x2="10.285cm" svg:y2="11.533cm" draw:start-shape="id4" draw:start-glue-point="6" draw:end-shape="id5" draw:end-glue-point="0" svg:d="M10271 10317l14 1216">
          <text:p/>
        </draw:connector>
        <draw:connector draw:style-name="gr2" draw:text-style-name="P3" draw:layer="layout" draw:line-skew="-0.388cm" svg:x1="5.953cm" svg:y1="9.365cm" svg:x2="5.953cm" svg:y2="4.969cm" draw:start-shape="id4" draw:start-glue-point="5" draw:end-shape="id2" draw:end-glue-point="3" svg:d="M5953 9365h-889v-4396h889">
          <text:p/>
        </draw:connector>
        <draw:frame draw:style-name="gr5" draw:text-style-name="P5" draw:layer="layout" svg:width="1.061cm" svg:height="0.772cm" svg:x="5.045cm" svg:y="8.647cm">
          <draw:text-box>
            <text:p><text:span text:style-name="T2">No</text:span></text:p>
          </draw:text-box>
        </draw:frame>
        <draw:frame draw:style-name="gr5" draw:text-style-name="P5" draw:layer="layout" svg:width="1.167cm" svg:height="0.772cm" svg:x="9.246cm" svg:y="10.347cm">
          <draw:text-box>
            <text:p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31T20:30:47.42</meta:creation-date>
    <dc:date>2014-12-31T20:49:10.56</dc:date>
    <dc:creator>Loc Nguyen</dc:creator>
    <meta:editing-duration>PT18M19S</meta:editing-duration>
    <meta:editing-cycles>15</meta:editing-cycles>
    <meta:generator>OpenOffice/4.1.0$Win32 OpenOffice.org_project/410m18$Build-9764</meta:generator>
    <meta:document-statistic meta:object-count="12"/>
  </office:meta>
</office:document-meta>
</file>